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3a496" officeooo:paragraph-rsid="0023a496"/>
    </style:style>
    <style:style style:name="P2" style:family="paragraph" style:parent-style-name="Standard">
      <style:paragraph-properties fo:text-align="start" style:justify-single-word="false"/>
      <style:text-properties officeooo:rsid="00244946" officeooo:paragraph-rsid="00244946"/>
    </style:style>
    <style:style style:name="P3" style:family="paragraph" style:parent-style-name="Standard">
      <style:paragraph-properties fo:text-align="start" style:justify-single-word="false"/>
      <style:text-properties officeooo:rsid="00244946" officeooo:paragraph-rsid="0025c9c6"/>
    </style:style>
    <style:style style:name="P4" style:family="paragraph" style:parent-style-name="Standard">
      <style:paragraph-properties fo:text-align="start" style:justify-single-word="false"/>
      <style:text-properties officeooo:rsid="00245373" officeooo:paragraph-rsid="00245373"/>
    </style:style>
    <style:style style:name="P5" style:family="paragraph" style:parent-style-name="Standard">
      <style:paragraph-properties fo:text-align="start" style:justify-single-word="false"/>
      <style:text-properties officeooo:rsid="00245373" officeooo:paragraph-rsid="00271f7c"/>
    </style:style>
    <style:style style:name="P6" style:family="paragraph" style:parent-style-name="Standard">
      <style:paragraph-properties fo:text-align="start" style:justify-single-word="false"/>
      <style:text-properties officeooo:rsid="002864c5" officeooo:paragraph-rsid="002864c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5373"/>
    </style:style>
    <style:style style:name="T3" style:family="text">
      <style:text-properties style:text-underline-style="solid" style:text-underline-width="auto" style:text-underline-color="font-color" officeooo:rsid="00249544"/>
    </style:style>
    <style:style style:name="T4" style:family="text">
      <style:text-properties style:text-underline-style="solid" style:text-underline-width="auto" style:text-underline-color="font-color" officeooo:rsid="00257f94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45373"/>
    </style:style>
    <style:style style:name="T7" style:family="text">
      <style:text-properties style:text-underline-style="none" officeooo:rsid="00249544"/>
    </style:style>
    <style:style style:name="T8" style:family="text">
      <style:text-properties style:text-underline-style="none" officeooo:rsid="00257f94"/>
    </style:style>
    <style:style style:name="T9" style:family="text">
      <style:text-properties officeooo:rsid="00245373"/>
    </style:style>
    <style:style style:name="T10" style:family="text">
      <style:text-properties fo:font-style="normal" style:text-underline-style="none" officeooo:rsid="00249544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officeooo:rsid="00249544" style:font-style-asian="normal" style:font-style-complex="normal"/>
    </style:style>
    <style:style style:name="T12" style:family="text">
      <style:text-properties officeooo:rsid="00257f94"/>
    </style:style>
    <style:style style:name="T13" style:family="text">
      <style:text-properties officeooo:rsid="0025c9c6"/>
    </style:style>
    <style:style style:name="T14" style:family="text">
      <style:text-properties officeooo:rsid="00271f7c"/>
    </style:style>
    <style:style style:name="T15" style:family="text">
      <style:text-properties officeooo:rsid="002864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o explicativo Diagrama de Chen</text:p>
      <text:p text:style-name="P2">Usuari: (<text:span text:style-name="T1">id_usuari</text:span><text:span text:style-name="T5">, password, username</text:span>)</text:p>
      <text:p text:style-name="P2"><text:tab/>-Id_usuari: PK de la entidad USUARI</text:p>
      <text:p text:style-name="P2"><text:tab/>-Password: atributo de USUARI</text:p>
      <text:p text:style-name="P2"><text:tab/>-Username: atributo unico de USUARI</text:p>
      <text:p text:style-name="P6"/>
      <text:p text:style-name="P2">Partida: (<text:span text:style-name="T1">id_partida</text:span><text:span text:style-name="T5">, data, hora, id_us</text:span><text:span text:style-name="T1">u</text:span><text:span text:style-name="T5">a</text:span><text:span text:style-name="T1">ri</text:span><text:span text:style-name="T5">, </text:span><text:span text:style-name="T1">i</text:span><text:span text:style-name="T5">d_</text:span><text:span text:style-name="T6">p</text:span><text:span text:style-name="T2">er</text:span><text:span text:style-name="T6">so</text:span><text:span text:style-name="T2">tge</text:span><text:span text:style-name="T5">, </text:span><text:span text:style-name="T1">i</text:span><text:span text:style-name="T5">d_</text:span><text:span text:style-name="T8">a</text:span><text:span text:style-name="T4">ven</text:span><text:span text:style-name="T8">tu</text:span><text:span text:style-name="T4">ra</text:span><text:span text:style-name="T5">, </text:span><text:span text:style-name="T1">i</text:span><text:span text:style-name="T5">d_o</text:span><text:span text:style-name="T1">pc</text:span><text:span text:style-name="T5">io</text:span>)</text:p>
      <text:p text:style-name="P2"><text:tab/>-<text:span text:style-name="T9">Id_partida: </text:span><text:span text:style-name="T12">PK de la entidad PARTIDA</text:span></text:p>
      <text:p text:style-name="P2"><text:tab/>-<text:span text:style-name="T9">Data: <text:tab/></text:span><text:span text:style-name="T12">DATETIME unica de la entidad PARTIDA</text:span></text:p>
      <text:p text:style-name="P2"><text:tab/>-<text:span text:style-name="T9">Hora: </text:span><text:span text:style-name="T12">DATETIME de la entidad PARTIDA</text:span></text:p>
      <text:p text:style-name="P2"><text:tab/>-<text:span text:style-name="T9">Id_usuari: </text:span><text:span text:style-name="T15">FK proviniente de USUARI</text:span></text:p>
      <text:p text:style-name="P2"><text:tab/>-<text:span text:style-name="T9">Id_personatge: </text:span><text:span text:style-name="T15">FK provininete de PERSONATGE</text:span></text:p>
      <text:p text:style-name="P2"><text:tab/>-<text:span text:style-name="T9">Id_</text:span><text:span text:style-name="T12">aventura</text:span><text:span text:style-name="T9">: </text:span><text:span text:style-name="T15">FK proviniente de AVENTURA</text:span></text:p>
      <text:p text:style-name="P2"><text:tab/>-<text:span text:style-name="T9">Id_opcio: </text:span><text:span text:style-name="T15">FK provininete de OPCIO</text:span></text:p>
      <text:p text:style-name="P2"/>
      <text:p text:style-name="P2">Personatge: <text:span text:style-name="T9">(</text:span><text:span text:style-name="T2">id_personatge</text:span><text:span text:style-name="T6">, nom, descripcio</text:span><text:span text:style-name="T9">)</text:span></text:p>
      <text:p text:style-name="P2"><text:tab/>-<text:span text:style-name="T9">Id_personatge: </text:span><text:span text:style-name="T13">PK de la entidad PERSONATGE</text:span></text:p>
      <text:p text:style-name="P3"><text:tab/>-<text:span text:style-name="T9">Nom: </text:span><text:span text:style-name="T13">atributo unico de la entidad PERSONATGE</text:span></text:p>
      <text:p text:style-name="P3"><text:tab/>-<text:span text:style-name="T9">Descripcio: </text:span><text:span text:style-name="T13">atributo <text:tab/>de la entidad PERSONATGE</text:span></text:p>
      <text:p text:style-name="P2"/>
      <text:p text:style-name="P4">Protagonitza: (<text:span text:style-name="T1">id_personatge, id_aventura</text:span>) <text:span text:style-name="T14">(TABLA POR RELACION N-N)</text:span></text:p>
      <text:p text:style-name="P5"><text:tab/>-Id_personatge: <text:span text:style-name="T14">FK</text:span><text:span text:style-name="T13"> </text:span><text:span text:style-name="T15">proveniente </text:span><text:span text:style-name="T13">de </text:span><text:span text:style-name="T14">PERSONATGE</text:span></text:p>
      <text:p text:style-name="P5"><text:tab/>-Id_aventura: <text:span text:style-name="T14">FK</text:span><text:span text:style-name="T13"> </text:span><text:span text:style-name="T15">proveniente </text:span><text:span text:style-name="T13">de </text:span><text:span text:style-name="T14">AVENTURA</text:span></text:p>
      <text:p text:style-name="P4"/>
      <text:p text:style-name="P4">Aventura: (<text:span text:style-name="T1">id_aventura</text:span><text:span text:style-name="T5">, nom, descripcio</text:span>)</text:p>
      <text:p text:style-name="P5"><text:tab/>-Id_aventura: <text:span text:style-name="T14">PK</text:span><text:span text:style-name="T13"> de la entidad </text:span><text:span text:style-name="T14">AVENTURA</text:span></text:p>
      <text:p text:style-name="P5"><text:tab/>-Nom: <text:span text:style-name="T14">atributo unico</text:span><text:span text:style-name="T13"> de la entidad </text:span><text:span text:style-name="T14">AVENTURA</text:span></text:p>
      <text:p text:style-name="P5"><text:tab/>-Descripcio: <text:span text:style-name="T14">atributo</text:span><text:span text:style-name="T13"> de la entidad </text:span><text:span text:style-name="T14">AVENTURA</text:span></text:p>
      <text:p text:style-name="P4"/>
      <text:p text:style-name="P4">Pas: (<text:span text:style-name="T1">id_pas</text:span><text:span text:style-name="T5">, descripcio, final_aventura, </text:span><text:span text:style-name="T3">i</text:span><text:span text:style-name="T7">d_a</text:span><text:span text:style-name="T3">ven</text:span><text:span text:style-name="T7">tu</text:span><text:span text:style-name="T3">ra</text:span>)</text:p>
      <text:p text:style-name="P5"><text:tab/>-Id_pas: <text:span text:style-name="T14">PK </text:span><text:span text:style-name="T13">de la entidad </text:span><text:span text:style-name="T14">PAS</text:span></text:p>
      <text:p text:style-name="P5"><text:tab/>-Descripcio: <text:span text:style-name="T14">atributo</text:span><text:span text:style-name="T13"> de la entidad </text:span><text:span text:style-name="T14">PAS</text:span></text:p>
      <text:p text:style-name="P5"><text:tab/>-Final_aventura: <text:span text:style-name="T14">atributo BIT</text:span><text:span text:style-name="T13"> de la entidad </text:span><text:span text:style-name="T14">PAS</text:span></text:p>
      <text:p text:style-name="P4"><text:tab/>-<text:span text:style-name="T12">Id_aventura: </text:span><text:span text:style-name="T14">FK proveniente de AVENTURA</text:span></text:p>
      <text:p text:style-name="P4"/>
      <text:p text:style-name="P4">Opcio: (<text:span text:style-name="T1">id_opcio</text:span><text:span text:style-name="T5">, resposta, descripcio, seguent_pas, </text:span><text:span text:style-name="T11">i</text:span><text:span text:style-name="T10">d_p</text:span><text:span text:style-name="T11">as</text:span>)</text:p>
      <text:p text:style-name="P5"><text:tab/>-Id_opcio: <text:span text:style-name="T14">PK</text:span><text:span text:style-name="T13"> de la entidad </text:span><text:span text:style-name="T14">OPCIO</text:span></text:p>
      <text:p text:style-name="P4"><text:tab/>-Resposta: <text:span text:style-name="T14">atributo de la entidad OPCIO</text:span></text:p>
      <text:p text:style-name="P5"><text:tab/>-Descripcio: <text:span text:style-name="T14">atributo</text:span><text:span text:style-name="T13"> de la entidad </text:span><text:span text:style-name="T14">OPCIO</text:span></text:p>
      <text:p text:style-name="P5"><text:tab/>-Seguent_pas: <text:span text:style-name="T14">atributo</text:span><text:span text:style-name="T13"> de la entidad </text:span><text:span text:style-name="T14">OPCIO</text:span></text:p>
      <text:p text:style-name="P4"><text:tab/>-<text:span text:style-name="T12">Id_pas: </text:span><text:span text:style-name="T14">FK proveniente de PAS</text:span></text:p>
      <text:p text:style-name="P4"/>
      <text:p text:style-name="P4">Eleccio: (<text:span text:style-name="T1">id_partida, id_opcio</text:span>) <text:span text:style-name="T15">(TABLA POR RELACION N-N)</text:span></text:p>
      <text:p text:style-name="P4"><text:tab/>-Id_partida: <text:span text:style-name="T14">FK proveniente de PARTIDA</text:span></text:p>
      <text:p text:style-name="P4"><text:tab/>-Id_opcio: <text:span text:style-name="T14">FK proveniente de OPCIO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9T11:24:22.590041912</meta:creation-date>
    <dc:date>2022-01-20T10:52:13.431611713</dc:date>
    <meta:editing-duration>PT6M23S</meta:editing-duration>
    <meta:editing-cycles>1</meta:editing-cycles>
    <meta:document-statistic meta:table-count="0" meta:image-count="0" meta:object-count="0" meta:page-count="1" meta:paragraph-count="38" meta:word-count="215" meta:character-count="1631" meta:non-whitespace-character-count="1423"/>
    <meta:generator>LibreOffice/7.0.4.2$Linux_X86_64 LibreOffice_project/00$Build-2</meta:generator>
  </office:meta>
</office:document-meta>
</file>